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8575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6"/>
    <style:style style:name="ce4" style:family="table-cell" style:parent-style-name="Default" style:data-style-name="N11"/>
    <style:style style:name="ce5" style:family="table-cell" style:parent-style-name="Default" style:data-style-name="N12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4"/>
    <style:style style:name="ce7" style:family="table-cell" style:parent-style-name="Default" style:data-style-name="N12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132"/>
    <style:style style:name="ce10" style:family="table-cell" style:parent-style-name="Default" style:data-style-name="N13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/>
          <table:table-cell table:style-name="ce1" office:value-type="string" calcext:value-type="string">
            <text:p><text:s/>DigiKeyPN</text:p>
          </table:table-cell>
          <table:table-cell table:style-name="ce2" office:value-type="string" calcext:value-type="string">
            <text:p>Base Price</text:p>
          </table:table-cell>
          <table:table-cell table:style-name="ce1" office:value-type="string" calcext:value-type="string">
            <text:p>Tax</text:p>
          </table:table-cell>
          <table:table-cell table:style-name="ce5" office:value-type="string" calcext:value-type="string">
            <text:p>Net</text:p>
          </table:table-cell>
          <table:table-cell table:style-name="ce1" office:value-type="string" calcext:value-type="string">
            <text:p>Gros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μF</text:p>
          </table:table-cell>
          <table:table-cell office:value-type="string" calcext:value-type="string">
            <text:p><text:s/>Capacitors_ThroughHole:C_Radial_D10_L13_P5</text:p>
          </table:table-cell>
          <table:table-cell/>
          <table:table-cell office:value-type="string" calcext:value-type="string">
            <text:p>P5183-ND</text:p>
          </table:table-cell>
          <table:table-cell office:value-type="float" office:value="0.2352" calcext:value-type="float">
            <text:p>0.2352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2]*(1+[.H2])" office:value-type="float" office:value="0.279888" calcext:value-type="float">
            <text:p>0.279888</text:p>
          </table:table-cell>
          <table:table-cell table:style-name="ce8" table:formula="of:=[.I2]*[.B2]" office:value-type="float" office:value="0.279888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μF</text:p>
          </table:table-cell>
          <table:table-cell office:value-type="string" calcext:value-type="string">
            <text:p><text:s/>Capacitors_SMD:C_1206_HandSoldering</text:p>
          </table:table-cell>
          <table:table-cell/>
          <table:table-cell office:value-type="string" calcext:value-type="string">
            <text:p>1276-1075-1-ND</text:p>
          </table:table-cell>
          <table:table-cell office:value-type="float" office:value="0.0896" calcext:value-type="float">
            <text:p>0.0896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3]*(1+[.H3])" office:value-type="float" office:value="0.106624" calcext:value-type="float">
            <text:p>0.106624</text:p>
          </table:table-cell>
          <table:table-cell table:style-name="ce8" table:formula="of:=[.I3]*[.B3]" office:value-type="float" office:value="0.106624" calcext:value-type="float">
            <text:p>0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Capacitors_SMD:C_0805_HandSoldering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03813684" calcext:value-type="float">
            <text:p>0.03813684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4]*(1+[.H4])" office:value-type="float" office:value="0.03813684" calcext:value-type="float">
            <text:p>0.038137</text:p>
          </table:table-cell>
          <table:table-cell table:style-name="ce8" table:formula="of:=[.I4]*[.B4]" office:value-type="float" office:value="0.0381368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μF</text:p>
          </table:table-cell>
          <table:table-cell office:value-type="string" calcext:value-type="string">
            <text:p><text:s/>Capacitors_ThroughHole:C_Radial_D5_L11_P2</text:p>
          </table:table-cell>
          <table:table-cell/>
          <table:table-cell office:value-type="string" calcext:value-type="string">
            <text:p>493-5362-1-ND</text:p>
          </table:table-cell>
          <table:table-cell office:value-type="float" office:value="0.1252" calcext:value-type="float">
            <text:p>0.1252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5]*(1+[.H5])" office:value-type="float" office:value="0.148988" calcext:value-type="float">
            <text:p>0.148988</text:p>
          </table:table-cell>
          <table:table-cell table:style-name="ce8" table:formula="of:=[.I5]*[.B5]" office:value-type="float" office:value="0.148988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μF</text:p>
          </table:table-cell>
          <table:table-cell office:value-type="string" calcext:value-type="string">
            <text:p><text:s/>Capacitors_SMD:C_0805_HandSoldering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03813684" calcext:value-type="float">
            <text:p>0.03813684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6]*(1+[.H6])" office:value-type="float" office:value="0.03813684" calcext:value-type="float">
            <text:p>0.038137</text:p>
          </table:table-cell>
          <table:table-cell table:style-name="ce8" table:formula="of:=[.I6]*[.B6]" office:value-type="float" office:value="0.0381368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, C6, C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<text:s/>Capacitors_SMD:C_0805_HandSoldering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03813684" calcext:value-type="float">
            <text:p>0.03813684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7]*(1+[.H7])" office:value-type="float" office:value="0.03813684" calcext:value-type="float">
            <text:p>0.038137</text:p>
          </table:table-cell>
          <table:table-cell table:style-name="ce8" table:formula="of:=[.I7]*[.B7]" office:value-type="float" office:value="0.11441052" calcext:value-type="float">
            <text:p>0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<text:s/>Capacitors_SMD:C_0805_HandSoldering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03818684" calcext:value-type="float">
            <text:p>0.03818684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8]*(1+[.H8])" office:value-type="float" office:value="0.03818684" calcext:value-type="float">
            <text:p>0.038187</text:p>
          </table:table-cell>
          <table:table-cell table:style-name="ce8" table:formula="of:=[.I8]*[.B8]" office:value-type="float" office:value="0.0381868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μF</text:p>
          </table:table-cell>
          <table:table-cell office:value-type="string" calcext:value-type="string">
            <text:p><text:s/>Capacitors_ThroughHole:C_Radial_D5_L11_P2</text:p>
          </table:table-cell>
          <table:table-cell/>
          <table:table-cell office:value-type="string" calcext:value-type="string">
            <text:p>493-5378-1-ND</text:p>
          </table:table-cell>
          <table:table-cell office:value-type="float" office:value="0.1252" calcext:value-type="float">
            <text:p>0.1252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9]*(1+[.H9])" office:value-type="float" office:value="0.148988" calcext:value-type="float">
            <text:p>0.148988</text:p>
          </table:table-cell>
          <table:table-cell table:style-name="ce8" table:formula="of:=[.I9]*[.B9]" office:value-type="float" office:value="0.148988" calcext:value-type="float">
            <text:p>0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0C1500G</text:p>
          </table:table-cell>
          <table:table-cell office:value-type="string" calcext:value-type="string">
            <text:p><text:s/>EBSDoorbellExt-Footprints:B80C1500G</text:p>
          </table:table-cell>
          <table:table-cell/>
          <table:table-cell office:value-type="string" calcext:value-type="string">
            <text:p>B80C1500G-E4/51GI-ND </text:p>
          </table:table-cell>
          <table:table-cell office:value-type="float" office:value="0.511" calcext:value-type="float">
            <text:p>0.5110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10]*(1+[.H10])" office:value-type="float" office:value="0.60809" calcext:value-type="float">
            <text:p>0.608090</text:p>
          </table:table-cell>
          <table:table-cell table:style-name="ce8" table:formula="of:=[.I10]*[.B10]" office:value-type="float" office:value="0.60809" calcext:value-type="float">
            <text:p>0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<text:s/>LEDs:LED_0805</text:p>
          </table:table-cell>
          <table:table-cell table:number-columns-repeated="2"/>
          <table:table-cell office:value-type="float" office:value="0.1327" calcext:value-type="float">
            <text:p>0.1327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11]*(1+[.H11])" office:value-type="float" office:value="0.157913" calcext:value-type="float">
            <text:p>0.157913</text:p>
          </table:table-cell>
          <table:table-cell table:style-name="ce8" table:formula="of:=[.I11]*[.B11]" office:value-type="float" office:value="0.157913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, D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<text:s/>Diodes_SMD:SOD-123</text:p>
          </table:table-cell>
          <table:table-cell/>
          <table:table-cell office:value-type="string" calcext:value-type="string">
            <text:p>1N4148WFL-G3-08GICT-ND</text:p>
          </table:table-cell>
          <table:table-cell office:value-type="float" office:value="0.0528" calcext:value-type="float">
            <text:p>0.0528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12]*(1+[.H12])" office:value-type="float" office:value="0.062832" calcext:value-type="float">
            <text:p>0.062832</text:p>
          </table:table-cell>
          <table:table-cell table:style-name="ce8" table:formula="of:=[.I12]*[.B12]" office:value-type="float" office:value="0.125664" calcext:value-type="float">
            <text:p>0.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<text:s/>LEDs:LED_0805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1714" calcext:value-type="float">
            <text:p>0.1714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13]*(1+[.H13])" office:value-type="float" office:value="0.203966" calcext:value-type="float">
            <text:p>0.203966</text:p>
          </table:table-cell>
          <table:table-cell table:style-name="ce8" table:formula="of:=[.I13]*[.B13]" office:value-type="float" office:value="0.203966" calcext:value-type="float">
            <text:p>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SD3V3S1UB</text:p>
          </table:table-cell>
          <table:table-cell office:value-type="string" calcext:value-type="string">
            <text:p><text:s/>Diodes_SMD:SOD-523</text:p>
          </table:table-cell>
          <table:table-cell/>
          <table:table-cell office:value-type="string" calcext:value-type="string">
            <text:p>568-4044-1-ND</text:p>
          </table:table-cell>
          <table:table-cell office:value-type="float" office:value="0.313" calcext:value-type="float">
            <text:p>0.3130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14]*(1+[.H14])" office:value-type="float" office:value="0.37247" calcext:value-type="float">
            <text:p>0.372470</text:p>
          </table:table-cell>
          <table:table-cell table:style-name="ce8" table:formula="of:=[.I14]*[.B14]" office:value-type="float" office:value="0.37247" calcext:value-type="float">
            <text:p>0.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20S4SUB2/4</text:p>
          </table:table-cell>
          <table:table-cell office:value-type="string" calcext:value-type="string">
            <text:p><text:s/>EBSDoorbellExt-Footprints:BoardConnector_Horizontal_1x2_P5</text:p>
          </table:table-cell>
          <table:table-cell table:number-columns-repeated="2"/>
          <table:table-cell office:value-type="float" office:value="0" calcext:value-type="float">
            <text:p>0.00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15]*(1+[.H15])" office:value-type="float" office:value="0" calcext:value-type="float">
            <text:p>0.000000</text:p>
          </table:table-cell>
          <table:table-cell table:style-name="ce8" table:formula="of:=[.I15]*[.B15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 in</text:p>
          </table:table-cell>
          <table:table-cell office:value-type="string" calcext:value-type="string">
            <text:p><text:s/>EBSDoorbellExt-Footprints:BoardConnector_Horizontal_1x2_P5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18" calcext:value-type="float">
            <text:p>0.18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16]*(1+[.H16])" office:value-type="float" office:value="0.18" calcext:value-type="float">
            <text:p>0.180000</text:p>
          </table:table-cell>
          <table:table-cell table:style-name="ce8" table:formula="of:=[.I16]*[.B16]" office:value-type="float" office:value="0.18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bell</text:p>
          </table:table-cell>
          <table:table-cell office:value-type="string" calcext:value-type="string">
            <text:p><text:s/>EBSDoorbellExt-Footprints:BoardConnector_Horizontal_1x3_P5</text:p>
          </table:table-cell>
          <table:table-cell table:number-columns-repeated="2"/>
          <table:table-cell office:value-type="float" office:value="0.31" calcext:value-type="float">
            <text:p>0.31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17]*(1+[.H17])" office:value-type="float" office:value="0.31" calcext:value-type="float">
            <text:p>0.310000</text:p>
          </table:table-cell>
          <table:table-cell table:style-name="ce8" table:formula="of:=[.I17]*[.B17]" office:value-type="float" office:value="0.31" calcext:value-type="float">
            <text:p>0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6C</text:p>
          </table:table-cell>
          <table:table-cell office:value-type="string" calcext:value-type="string">
            <text:p><text:s/>TO_SOT_Packages_SMD:SOT-23</text:p>
          </table:table-cell>
          <table:table-cell/>
          <table:table-cell office:value-type="string" calcext:value-type="string">
            <text:p>BC847CLT1GOSCT-ND</text:p>
          </table:table-cell>
          <table:table-cell office:value-type="float" office:value="0.0588" calcext:value-type="float">
            <text:p>0.0588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18]*(1+[.H18])" office:value-type="float" office:value="0.069972" calcext:value-type="float">
            <text:p>0.069972</text:p>
          </table:table-cell>
          <table:table-cell table:style-name="ce8" table:formula="of:=[.I18]*[.B18]" office:value-type="float" office:value="0.069972" calcext:value-type="float">
            <text:p>0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POP</text:p>
          </table:table-cell>
          <table:table-cell office:value-type="string" calcext:value-type="string">
            <text:p><text:s/>Resistors_SMD:R_0805_HandSoldering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" calcext:value-type="float">
            <text:p>0.00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19]*(1+[.H19])" office:value-type="float" office:value="0" calcext:value-type="float">
            <text:p>0.000000</text:p>
          </table:table-cell>
          <table:table-cell table:style-name="ce8" table:formula="of:=[.I19]*[.B19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0, R2, R3, R4, R7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<text:s/>Resistors_SMD:R_0805_HandSoldering</text:p>
          </table:table-cell>
          <table:table-cell table:number-columns-repeated="2"/>
          <table:table-cell office:value-type="float" office:value="0.02295946" calcext:value-type="float">
            <text:p>0.02295946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20]*(1+[.H20])" office:value-type="float" office:value="0.02295946" calcext:value-type="float">
            <text:p>0.022959</text:p>
          </table:table-cell>
          <table:table-cell table:style-name="ce8" table:formula="of:=[.I20]*[.B20]" office:value-type="float" office:value="0.1147973" calcext:value-type="float">
            <text:p>0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 R11, R5, R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<text:s/>Resistors_SMD:R_0805_HandSoldering</text:p>
          </table:table-cell>
          <table:table-cell table:number-columns-repeated="2"/>
          <table:table-cell office:value-type="float" office:value="0.02295946" calcext:value-type="float">
            <text:p>0.02295946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21]*(1+[.H21])" office:value-type="float" office:value="0.02295946" calcext:value-type="float">
            <text:p>0.022959</text:p>
          </table:table-cell>
          <table:table-cell table:style-name="ce8" table:formula="of:=[.I21]*[.B21]" office:value-type="float" office:value="0.09183784" calcext:value-type="float">
            <text:p>0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Ω</text:p>
          </table:table-cell>
          <table:table-cell office:value-type="string" calcext:value-type="string">
            <text:p><text:s/>Resistors_SMD:R_1812_HandSoldering</text:p>
          </table:table-cell>
          <table:table-cell/>
          <table:table-cell office:value-type="string" calcext:value-type="string">
            <text:p>MF-MSMF050-2CT-ND</text:p>
          </table:table-cell>
          <table:table-cell office:value-type="float" office:value="0.1668" calcext:value-type="float">
            <text:p>0.1668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22]*(1+[.H22])" office:value-type="float" office:value="0.198492" calcext:value-type="float">
            <text:p>0.198492</text:p>
          </table:table-cell>
          <table:table-cell table:style-name="ce8" table:formula="of:=[.I22]*[.B22]" office:value-type="float" office:value="0.198492" calcext:value-type="float">
            <text:p>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2, R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<text:s/>Resistors_SMD:R_0805_HandSoldering</text:p>
          </table:table-cell>
          <table:table-cell table:number-columns-repeated="2"/>
          <table:table-cell office:value-type="float" office:value="0.02295946" calcext:value-type="float">
            <text:p>0.02295946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23]*(1+[.H23])" office:value-type="float" office:value="0.02295946" calcext:value-type="float">
            <text:p>0.022959</text:p>
          </table:table-cell>
          <table:table-cell table:style-name="ce8" table:formula="of:=[.I23]*[.B23]" office:value-type="float" office:value="0.04591892" calcext:value-type="float">
            <text:p>0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<text:s/>Pin_Headers:Pin_Header_Straight_1x02</text:p>
          </table:table-cell>
          <table:table-cell/>
          <table:table-cell office:value-type="string" calcext:value-type="string">
            <text:p>Value</text:p>
          </table:table-cell>
          <table:table-cell office:value-type="float" office:value="0.377" calcext:value-type="float">
            <text:p>0.3770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24]*(1+[.H24])" office:value-type="float" office:value="0.44863" calcext:value-type="float">
            <text:p>0.448630</text:p>
          </table:table-cell>
          <table:table-cell table:style-name="ce8" table:formula="of:=[.I24]*[.B24]" office:value-type="float" office:value="0.44863" calcext:value-type="float">
            <text:p>0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M2JSMAA</text:p>
          </table:table-cell>
          <table:table-cell office:value-type="string" calcext:value-type="string">
            <text:p><text:s/>EBSDoorbellExt-Footprints:FSM2JSMAA</text:p>
          </table:table-cell>
          <table:table-cell table:number-columns-repeated="2"/>
          <table:table-cell office:value-type="float" office:value="0.1552" calcext:value-type="float">
            <text:p>0.1552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25]*(1+[.H25])" office:value-type="float" office:value="0.184688" calcext:value-type="float">
            <text:p>0.184688</text:p>
          </table:table-cell>
          <table:table-cell table:style-name="ce8" table:formula="of:=[.I25]*[.B25]" office:value-type="float" office:value="0.184688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9CT</text:p>
          </table:table-cell>
          <table:table-cell office:value-type="string" calcext:value-type="string">
            <text:p><text:s/>TO_SOT_Packages_THT:TO-220_Neutral123_Horizontal</text:p>
          </table:table-cell>
          <table:table-cell/>
          <table:table-cell office:value-type="string" calcext:value-type="string">
            <text:p>LM7809ACT-ND</text:p>
          </table:table-cell>
          <table:table-cell office:value-type="float" office:value="0.443" calcext:value-type="float">
            <text:p>0.4430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26]*(1+[.H26])" office:value-type="float" office:value="0.52717" calcext:value-type="float">
            <text:p>0.527170</text:p>
          </table:table-cell>
          <table:table-cell table:style-name="ce8" table:formula="of:=[.I26]*[.B26]" office:value-type="float" office:value="0.52717" calcext:value-type="float">
            <text:p>0.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55N</text:p>
          </table:table-cell>
          <table:table-cell office:value-type="string" calcext:value-type="string">
            <text:p><text:s/>Housings_SOIC:SOIC-8_3.9x4.9mm_Pitch1.27mm</text:p>
          </table:table-cell>
          <table:table-cell/>
          <table:table-cell office:value-type="string" calcext:value-type="string">
            <text:p>296-14635-1-ND</text:p>
          </table:table-cell>
          <table:table-cell office:value-type="float" office:value="0.269" calcext:value-type="float">
            <text:p>0.2690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27]*(1+[.H27])" office:value-type="float" office:value="0.32011" calcext:value-type="float">
            <text:p>0.320110</text:p>
          </table:table-cell>
          <table:table-cell table:style-name="ce8" table:formula="of:=[.I27]*[.B27]" office:value-type="float" office:value="0.32011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V-817</text:p>
          </table:table-cell>
          <table:table-cell office:value-type="string" calcext:value-type="string">
            <text:p><text:s/>EBSDoorbellExt-Footprints:LTV_817</text:p>
          </table:table-cell>
          <table:table-cell/>
          <table:table-cell office:value-type="string" calcext:value-type="string">
            <text:p>160-1367-5-ND </text:p>
          </table:table-cell>
          <table:table-cell office:value-type="float" office:value="0.2384" calcext:value-type="float">
            <text:p>0.23840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28]*(1+[.H28])" office:value-type="float" office:value="0.283696" calcext:value-type="float">
            <text:p>0.283696</text:p>
          </table:table-cell>
          <table:table-cell table:style-name="ce8" table:formula="of:=[.I28]*[.B28]" office:value-type="float" office:value="0.283696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20_ST1</text:p>
          </table:table-cell>
          <table:table-cell office:value-type="string" calcext:value-type="string">
            <text:p><text:s/>Pin_Headers:Pin_Header_Straight_1x01</text:p>
          </table:table-cell>
          <table:table-cell table:number-columns-repeated="2"/>
          <table:table-cell office:value-type="float" office:value="0" calcext:value-type="float">
            <text:p>0.00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29]*(1+[.H29])" office:value-type="float" office:value="0" calcext:value-type="float">
            <text:p>0.000000</text:p>
          </table:table-cell>
          <table:table-cell table:style-name="ce8" table:formula="of:=[.I29]*[.B29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<text:s/>Pin_Headers:Pin_Header_Straight_1x01</text:p>
          </table:table-cell>
          <table:table-cell table:number-columns-repeated="2"/>
          <table:table-cell office:value-type="float" office:value="0" calcext:value-type="float">
            <text:p>0.00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30]*(1+[.H30])" office:value-type="float" office:value="0" calcext:value-type="float">
            <text:p>0.000000</text:p>
          </table:table-cell>
          <table:table-cell table:style-name="ce8" table:formula="of:=[.I30]*[.B30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<text:s/>Pin_Headers:Pin_Header_Straight_1x01</text:p>
          </table:table-cell>
          <table:table-cell table:number-columns-repeated="2"/>
          <table:table-cell office:value-type="float" office:value="0" calcext:value-type="float">
            <text:p>0.00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31]*(1+[.H31])" office:value-type="float" office:value="0" calcext:value-type="float">
            <text:p>0.000000</text:p>
          </table:table-cell>
          <table:table-cell table:style-name="ce8" table:formula="of:=[.I31]*[.B31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<text:s/>Pin_Headers:Pin_Header_Straight_1x01</text:p>
          </table:table-cell>
          <table:table-cell table:number-columns-repeated="2"/>
          <table:table-cell office:value-type="float" office:value="0" calcext:value-type="float">
            <text:p>0.00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32]*(1+[.H32])" office:value-type="float" office:value="0" calcext:value-type="float">
            <text:p>0.000000</text:p>
          </table:table-cell>
          <table:table-cell table:style-name="ce8" table:formula="of:=[.I32]*[.B32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<text:s/>Pin_Headers:Pin_Header_Straight_1x01</text:p>
          </table:table-cell>
          <table:table-cell table:number-columns-repeated="2"/>
          <table:table-cell office:value-type="float" office:value="0" calcext:value-type="float">
            <text:p>0.00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33]*(1+[.H33])" office:value-type="float" office:value="0" calcext:value-type="float">
            <text:p>0.000000</text:p>
          </table:table-cell>
          <table:table-cell table:style-name="ce8" table:formula="of:=[.I33]*[.B33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Pin_Headers:Pin_Header_Straight_1x01</text:p>
          </table:table-cell>
          <table:table-cell table:number-columns-repeated="2"/>
          <table:table-cell office:value-type="float" office:value="0" calcext:value-type="float">
            <text:p>0.00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34]*(1+[.H34])" office:value-type="float" office:value="0" calcext:value-type="float">
            <text:p>0.000000</text:p>
          </table:table-cell>
          <table:table-cell table:style-name="ce8" table:formula="of:=[.I34]*[.B34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<text:s/>Pin_Headers:Pin_Header_Straight_1x01</text:p>
          </table:table-cell>
          <table:table-cell table:number-columns-repeated="2"/>
          <table:table-cell office:value-type="float" office:value="0" calcext:value-type="float">
            <text:p>0.00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35]*(1+[.H35])" office:value-type="float" office:value="0" calcext:value-type="float">
            <text:p>0.000000</text:p>
          </table:table-cell>
          <table:table-cell table:style-name="ce8" table:formula="of:=[.I35]*[.B35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" office:value-type="percentage" office:value="0" calcext:value-type="percentage">
            <text:p>0.00%</text:p>
          </table:table-cell>
          <table:table-cell table:formula="of:=[.G36]*(1+[.H36])" office:value-type="float" office:value="0" calcext:value-type="float">
            <text:p>0.000000</text:p>
          </table:table-cell>
          <table:table-cell table:style-name="ce8" table:formula="of:=[.I36]*[.B36]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se</text:p>
          </table:table-cell>
          <table:table-cell table:number-columns-repeated="2"/>
          <table:table-cell office:value-type="float" office:value="2.71" calcext:value-type="float">
            <text:p>2.71000000</text:p>
          </table:table-cell>
          <table:table-cell table:style-name="ce4" office:value-type="percentage" office:value="0" calcext:value-type="percentage">
            <text:p>0.00%</text:p>
          </table:table-cell>
          <table:table-cell table:formula="of:=[.G37]*(1+[.H37])" office:value-type="float" office:value="2.71" calcext:value-type="float">
            <text:p>2.710000</text:p>
          </table:table-cell>
          <table:table-cell table:style-name="ce8" table:formula="of:=[.I37]*[.B37]" office:value-type="float" office:value="2.71" calcext:value-type="float">
            <text:p>2.7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ight pipe</text:p>
          </table:table-cell>
          <table:table-cell table:number-columns-repeated="2"/>
          <table:table-cell office:value-type="float" office:value="0.31281" calcext:value-type="float">
            <text:p>0.31281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38]*(1+[.H38])" office:value-type="float" office:value="0.3722439" calcext:value-type="float">
            <text:p>0.372244</text:p>
          </table:table-cell>
          <table:table-cell table:style-name="ce8" table:formula="of:=[.I38]*[.B38]" office:value-type="float" office:value="0.7444878" calcext:value-type="float">
            <text:p>0.7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ght pipe retainer</text:p>
          </table:table-cell>
          <table:table-cell table:number-columns-repeated="3"/>
          <table:table-cell office:value-type="float" office:value="0.21921" calcext:value-type="float">
            <text:p>0.21921000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39]*(1+[.H39])" office:value-type="float" office:value="0.2608599" calcext:value-type="float">
            <text:p>0.260860</text:p>
          </table:table-cell>
          <table:table-cell table:style-name="ce8" table:formula="of:=[.I39]*[.B39]" office:value-type="float" office:value="0.5217198" calcext:value-type="float">
            <text:p>0.5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number-columns-repeated="3"/>
          <table:table-cell table:formula="of:=25.1/3" office:value-type="float" office:value="8.36666666666667" calcext:value-type="float">
            <text:p>8.36666667</text:p>
          </table:table-cell>
          <table:table-cell table:style-name="ce4" office:value-type="percentage" office:value="0.19" calcext:value-type="percentage">
            <text:p>19.00%</text:p>
          </table:table-cell>
          <table:table-cell table:formula="of:=[.G40]*(1+[.H40])" office:value-type="float" office:value="9.95633333333333" calcext:value-type="float">
            <text:p>9.956333</text:p>
          </table:table-cell>
          <table:table-cell table:style-name="ce8" table:formula="of:=[.I40]*[.B40]" office:value-type="float" office:value="9.95633333333333" calcext:value-type="float">
            <text:p>9.9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"/>
          <table:table-cell/>
          <table:table-cell table:style-name="ce8"/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 calcext:value-type="string">
            <text:p>COS</text:p>
          </table:table-cell>
          <table:table-cell table:style-name="ce9" table:formula="of:=SUM([.J2:.J40])" office:value-type="currency" office:currency="EUR" office:value="19.0893150333333" calcext:value-type="currency">
            <text:p>19.09 €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 calcext:value-type="string">
            <text:p>Price</text:p>
          </table:table-cell>
          <table:table-cell table:style-name="ce10" table:formula="of:=3*[.J42]" office:value-type="currency" office:currency="EUR" office:value="57.2679451" calcext:value-type="currency">
            <text:p>57.27 €</text:p>
          </table:table-cell>
          <table:table-cell table:number-columns-repeated="101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4T19:07:13.328280698</dc:date>
    <meta:generator>LibreOffice/4.2.8.2$Linux_X86_64 LibreOffice_project/420m0$Build-2</meta:generator>
    <meta:editing-duration>PT5S</meta:editing-duration>
    <meta:editing-cycles>2</meta:editing-cycles>
    <meta:document-statistic meta:table-count="1" meta:cell-count="334" meta:object-count="0"/>
  </office:meta>
</office:document-meta>
</file>